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line-height="200%" fo:text-align="start" style:justify-single-word="false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line-height="200%" fo:text-align="start" style:justify-single-word="false"/>
      <style:text-properties officeooo:paragraph-rsid="0016709a"/>
    </style:style>
    <style:style style:name="T1" style:family="text">
      <style:text-properties fo:font-style="italic" style:text-underline-style="none" officeooo:rsid="00160ece" style:font-style-asian="italic" style:font-style-complex="italic"/>
    </style:style>
    <style:style style:name="T2" style:family="text">
      <style:text-properties fo:font-style="normal" style:text-underline-style="none" officeooo:rsid="00160ece" style:font-style-asian="normal" style:font-style-complex="normal"/>
    </style:style>
    <style:style style:name="T3" style:family="text">
      <style:text-properties officeooo:rsid="00160ece"/>
    </style:style>
    <style:style style:name="T4" style:family="text">
      <style:text-properties officeooo:rsid="0016709a"/>
    </style:style>
    <style:style style:name="T5" style:family="text">
      <style:text-properties officeooo:rsid="0016f02f"/>
    </style:style>
    <style:style style:name="T6" style:family="text">
      <style:text-properties officeooo:rsid="00178d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vor Bramwell</text:p>
      <text:p text:style-name="Standard">COMM218 – Interpersonal Communication</text:p>
      <text:p text:style-name="Standard">May 16, 2013</text:p>
      <text:p text:style-name="Standard">Imran Haider</text:p>
      <text:p text:style-name="Standard"/>
      <text:p text:style-name="P1">The Stages of My Relationship</text:p>
      <text:p text:style-name="P1"/>
      <text:p text:style-name="P3">Relationships follow a documented escalation p<text:span text:style-name="T3">rocess</text:span>. Th<text:span text:style-name="T3">e steps in this</text:span> <text:span text:style-name="T3">process</text:span> <text:span text:style-name="T3">are labeled:</text:span> initiation, experimentation, intensification, integration, and bonding. In this paper I will elaborate on each stage and give examples from my personal relationship<text:span text:style-name="T3">s</text:span>.</text:p>
      <text:p text:style-name="P5">INITIATION: The initiation phase of a relationship <text:span text:style-name="T3">is very quick. It</text:span> involves small talk, social niceties, and formalities.</text:p>
      <text:p text:style-name="P5"><text:span text:style-name="T2"/></text:p>
      <text:p text:style-name="P2">EXPERIMENTATION: Th<text:span text:style-name="T3">e experimentation </text:span>phase of a relationship involves determining similar interests, <text:span text:style-name="T3">and </text:span><text:span text:style-name="T4">evaluating the continuation of the relationship. Most relationships do not develop past experimentation.</text:span></text:p>
      <text:p text:style-name="P2"/>
      <text:p text:style-name="P2">INTESIFYING: A relationship moves on to the intensifying stage when the relationship becomes less formal. <text:span text:style-name="T6">Complex</text:span><text:span text:style-name="T4"> nonverbals and inside jokes develop. Sitting with a person in silence. Someone you would consider to be a close friend. </text:span><text:span text:style-name="T6">Disclosure increases. </text:span></text:p>
      <text:p text:style-name="P2"/>
      <text:p text:style-name="P2">INTEGRATION: <text:span text:style-name="T4">Move from I and you to we/us. Committed relationship. Own rituals, customs, habits form. Seen as cohesive, singular unit. Best friends, lovers, soldiers. Similar mannerisms, speech. </text:span><text:span text:style-name="T5">Shared relationship identity. </text:span><text:span text:style-name="T6">Miss other when away.</text:span></text:p>
      <text:p text:style-name="P2"/>
      <text:p text:style-name="P2">BONDING: <text:span text:style-name="T4">Formal commitment to relationship. Marriage, taking oath, devoted to service/relationship, </text:span><text:span text:style-name="T5">business partner</text:span><text:span text:style-name="T4">. Hard to break contract/commitment (divorce, excommunication</text:span><text:span text:style-name="T5">). Majority of relationships don't reach this point.</text:span></text:p>
      <text:p text:style-name="P2"><text:soft-page-break/></text:p>
      <text:p text:style-name="P2"/>
      <text:p text:style-name="P2"/>
      <text:p text:style-name="P2"/>
      <text:p text:style-name="P5"><text:span text:style-name="T1">Uncertainty avoidance</text:span><text:span text:style-name="T2"> is the tendency for people to avoid things they do not understand. It is the feeling of anxiety during a lull in convers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8:38:29</meta:creation-date>
    <dc:date>2013-05-19T23:24:54</dc:date>
    <meta:editing-duration>PT5H6M51S</meta:editing-duration>
    <meta:editing-cycles>9</meta:editing-cycles>
    <meta:generator>LibreOffice/4.0.3.3$Linux_X86_64 LibreOffice_project/400m0$Build-3</meta:generator>
    <meta:document-statistic meta:table-count="0" meta:image-count="0" meta:object-count="0" meta:page-count="2" meta:paragraph-count="12" meta:word-count="216" meta:character-count="1575" meta:non-whitespace-character-count="1369"/>
  </office:meta>
</office:document-meta>
</file>